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8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99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2.0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.7cm" svg:x="1.7cm" svg:y="2.018cm">
          <text:p text:style-name="P1"><text:span text:style-name="T1">Enter New</text:span></text:p>
          <text:p text:style-name="P1"><text:span text:style-name="T1">Employee</text:span></text:p>
          <text:p text:style-name="P1"><text:span text:style-name="T1">Screen</text:span></text:p>
          <text:p text:style-name="P1"><text:span text:style-name="T1"><text:s/></text:span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6.6cm" svg:height="1.25cm" svg:x="21.2cm" svg:y="3.9cm">
          <draw:text-box>
            <text:p><text:span text:style-name="T2">Return to Figure 2.2</text:span></text:p>
          </draw:text-box>
        </draw:frame>
        <draw:g xml:id="id3" draw:id="id3">
          <draw:g>
            <draw:line draw:style-name="gr3" draw:text-style-name="P4" draw:layer="layout" svg:x1="7.644cm" svg:y1="5.1cm" svg:x2="13.3cm" svg:y2="5.1cm">
              <text:p/>
            </draw:line>
            <draw:line draw:style-name="gr3" draw:text-style-name="P4" draw:layer="layout" svg:x1="7.733cm" svg:y1="6.975cm" svg:x2="13.175cm" svg:y2="6.975cm">
              <text:p/>
            </draw:line>
            <draw:path draw:style-name="gr3" draw:text-style-name="P4" draw:layer="layout" svg:width="1.501cm" svg:height="1.202cm" draw:transform="skewX (0.0996583002888763) rotate (2.34589704760558) translate (7.70992081976651cm 6.92883698383012cm)" svg:viewBox="0 0 1502 1203" svg:d="M0 0c1216-3 1502 1203 1502 1203">
              <text:p/>
            </draw:path>
            <draw:path draw:style-name="gr3" draw:text-style-name="P4" draw:layer="layout" svg:width="1.502cm" svg:height="1.21cm" draw:transform="skewX (0.105243353895258) rotate (2.35095850243636) translate (13.2595442656305cm 6.92883357993189cm)" svg:viewBox="0 0 1503 1211" svg:d="M0 0c1216 3 1503 1211 1503 1211">
              <text:p/>
            </draw:path>
          </draw:g>
          <draw:frame draw:style-name="gr4" draw:text-style-name="P5" draw:layer="layout" svg:width="5.831cm" svg:height="2.382cm" svg:x="7.4cm" svg:y="5.2cm">
            <draw:text-box>
              <text:p text:style-name="P1"><text:span text:style-name="T1">Store First Name under the First Name column in the Employee Table within the database.</text:span></text:p>
              <text:p><text:span text:style-name="T3"/></text:p>
            </draw:text-box>
          </draw:frame>
        </draw:g>
        <draw:custom-shape draw:style-name="gr1" draw:text-style-name="P2" xml:id="id4" draw:id="id4" draw:layer="layout" svg:width="4.3cm" svg:height="1.7cm" svg:x="8.1cm" svg:y="8.7cm">
          <text:p text:style-name="P1"><text:span text:style-name="T1">Input</text:span></text:p>
          <text:p text:style-name="P1"><text:span text:style-name="T1">Last Na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4.3cm" svg:height="1.7cm" svg:x="8.2cm" svg:y="2.018cm">
          <text:p text:style-name="P1"><text:span text:style-name="T1">Input</text:span></text:p>
          <text:p text:style-name="P1"><text:span text:style-name="T1">First Nam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6" draw:id="id6" draw:layer="layout" svg:width="4.3cm" svg:height="1.7cm" svg:x="8cm" svg:y="15.2cm">
          <text:p text:style-name="P1"><text:span text:style-name="T1">Input</text:span></text:p>
          <text:p text:style-name="P1"><text:span text:style-name="T1">Email Addres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5" draw:id="id5">
          <draw:connector draw:style-name="gr5" draw:text-style-name="P4" draw:layer="layout" svg:x1="9.867cm" svg:y1="12.99cm" svg:x2="9.867cm" svg:y2="12.99cm" svg:d="M9867 12990z" svg:viewBox="0 0 1 1">
            <text:p/>
          </draw:connector>
          <draw:g>
            <draw:line draw:style-name="gr3" draw:text-style-name="P4" draw:layer="layout" svg:x1="7.543cm" svg:y1="11.518cm" svg:x2="13.199cm" svg:y2="11.518cm">
              <text:p/>
            </draw:line>
            <draw:line draw:style-name="gr3" draw:text-style-name="P4" draw:layer="layout" svg:x1="7.632cm" svg:y1="13.393cm" svg:x2="13.074cm" svg:y2="13.393cm">
              <text:p/>
            </draw:line>
            <draw:path draw:style-name="gr3" draw:text-style-name="P4" draw:layer="layout" svg:width="1.501cm" svg:height="1.202cm" draw:transform="skewX (0.0996583002888762) rotate (2.34589704760558) translate (7.60892081976651cm 13.3468369838301cm)" svg:viewBox="0 0 1502 1203" svg:d="M0 0c1216-3 1502 1203 1502 1203">
              <text:p/>
            </draw:path>
            <draw:path draw:style-name="gr3" draw:text-style-name="P4" draw:layer="layout" svg:width="1.502cm" svg:height="1.21cm" draw:transform="skewX (0.105243353895258) rotate (2.35095850243636) translate (13.1585442656305cm 13.3468335799319cm)" svg:viewBox="0 0 1503 1211" svg:d="M0 0c1216 3 1503 1211 1503 1211">
              <text:p/>
            </draw:path>
          </draw:g>
          <draw:frame draw:style-name="gr6" draw:text-style-name="P4" draw:layer="layout" svg:width="5.568cm" svg:height="2.382cm" svg:x="7.299cm" svg:y="11.618cm">
            <draw:text-box>
              <text:p text:style-name="P1"><text:span text:style-name="T1">Store Last Name under the Last Name column in the Employee Table within the database.</text:span></text:p>
              <text:p><text:span text:style-name="T3"/></text:p>
            </draw:text-box>
          </draw:frame>
        </draw:g>
        <draw:g xml:id="id7" draw:id="id7">
          <draw:connector draw:style-name="gr5" draw:text-style-name="P4" draw:layer="layout" svg:x1="16.168cm" svg:y1="16.19cm" svg:x2="16.168cm" svg:y2="16.19cm" svg:d="M16168 16190z" svg:viewBox="0 0 1 1">
            <text:p/>
          </draw:connector>
          <draw:g>
            <draw:line draw:style-name="gr3" draw:text-style-name="P4" draw:layer="layout" svg:x1="13.844cm" svg:y1="14.718cm" svg:x2="19.5cm" svg:y2="14.718cm">
              <text:p/>
            </draw:line>
            <draw:line draw:style-name="gr3" draw:text-style-name="P4" draw:layer="layout" svg:x1="13.933cm" svg:y1="16.593cm" svg:x2="19.375cm" svg:y2="16.593cm">
              <text:p/>
            </draw:line>
            <draw:path draw:style-name="gr3" draw:text-style-name="P4" draw:layer="layout" svg:width="1.501cm" svg:height="1.202cm" draw:transform="skewX (0.0996583002888763) rotate (2.34589704760558) translate (13.9099208197665cm 16.5468369838301cm)" svg:viewBox="0 0 1502 1203" svg:d="M0 0c1216-3 1502 1203 1502 1203">
              <text:p/>
            </draw:path>
            <draw:path draw:style-name="gr3" draw:text-style-name="P4" draw:layer="layout" svg:width="1.502cm" svg:height="1.21cm" draw:transform="skewX (0.105243353895258) rotate (2.35095850243636) translate (19.4595442656305cm 16.5468335799319cm)" svg:viewBox="0 0 1503 1211" svg:d="M0 0c1216 3 1503 1211 1503 1211">
              <text:p/>
            </draw:path>
          </draw:g>
          <draw:frame draw:style-name="gr4" draw:text-style-name="P5" draw:layer="layout" svg:width="5.568cm" svg:height="2.382cm" svg:x="13.6cm" svg:y="14.818cm">
            <draw:text-box>
              <text:p text:style-name="P1"><text:span text:style-name="T1">Store Email Address under the Email Address</text:span><text:span text:style-name="T1"> column in the Employee Table within the database.</text:span></text:p>
              <text:p><text:span text:style-name="T3"/></text:p>
            </draw:text-box>
          </draw:frame>
        </draw:g>
        <draw:connector draw:style-name="gr7" draw:text-style-name="P1" draw:layer="layout" svg:x1="5.463cm" svg:y1="2.868cm" svg:x2="8.737cm" svg:y2="2.868cm" draw:start-shape="id1" draw:start-glue-point="6" draw:end-shape="id2" draw:end-glue-point="9" svg:d="M5463 2868h3274" svg:viewBox="0 0 3275 1">
          <text:p/>
        </draw:connector>
        <draw:connector draw:style-name="gr7" draw:text-style-name="P1" draw:layer="layout" svg:x1="10.3cm" svg:y1="7.582cm" svg:x2="10.25cm" svg:y2="8.7cm" draw:start-shape="id3" draw:start-glue-point="2" draw:end-shape="id4" draw:end-glue-point="5" svg:d="M10300 7582v534h-50v584" svg:viewBox="0 0 51 1119">
          <text:p/>
        </draw:connector>
        <draw:line draw:style-name="gr3" draw:text-style-name="P1" draw:layer="layout" svg:x1="10.3cm" svg:y1="7.6cm" svg:x2="10.3cm" svg:y2="7cm">
          <text:p/>
        </draw:line>
        <draw:connector draw:style-name="gr5" draw:text-style-name="P1" draw:layer="layout" svg:x1="10.199cm" svg:y1="11.518cm" svg:x2="10.199cm" svg:y2="11.518cm" draw:start-shape="id5" draw:start-glue-point="0" draw:end-shape="id5" draw:end-glue-point="0" svg:d="M10199 11518z" svg:viewBox="0 0 1 1">
          <text:p/>
        </draw:connector>
        <draw:connector draw:style-name="gr7" draw:text-style-name="P1" draw:layer="layout" svg:x1="12.3cm" svg:y1="16.05cm" svg:x2="13.501cm" svg:y2="15.959cm" draw:start-shape="id6" draw:start-glue-point="1" draw:end-shape="id7" svg:d="M12300 16050h601v-91h600" svg:viewBox="0 0 1202 92">
          <text:p/>
        </draw:connector>
        <draw:custom-shape draw:style-name="gr1" draw:text-style-name="P2" xml:id="id8" draw:id="id8" draw:layer="layout" svg:width="4.103cm" svg:height="1.6cm" svg:x="14.3cm" svg:y="2.1cm">
          <text:p text:style-name="P2"><text:span text:style-name="T1">Retrieve the First Letter </text:span></text:p>
          <text:p text:style-name="P2"><text:span text:style-name="T1">Of the First Name and</text:span></text:p>
          <text:p text:style-name="P2"><text:span text:style-name="T1">Assign it to a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1.963cm" svg:y1="2.868cm" svg:x2="14.3cm" svg:y2="2.9cm" draw:start-shape="id2" draw:start-glue-point="6" draw:end-shape="id8" draw:end-glue-point="3" svg:d="M11963 2868h1437v32h900" svg:viewBox="0 0 2338 33">
          <text:p/>
        </draw:connector>
        <draw:connector draw:style-name="gr7" draw:text-style-name="P1" draw:layer="layout" svg:x1="16.351cm" svg:y1="3.7cm" svg:x2="13.3cm" svg:y2="6.341cm" draw:start-shape="id8" draw:start-glue-point="2" draw:end-shape="id3" draw:end-glue-point="1" svg:d="M16351 3700v2641h-3051" svg:viewBox="0 0 3052 2642">
          <text:p/>
        </draw:connector>
        <draw:connector draw:style-name="gr7" draw:text-style-name="P1" draw:layer="layout" svg:x1="10.199cm" svg:y1="14cm" svg:x2="10.15cm" svg:y2="15.2cm" draw:start-shape="id5" draw:start-glue-point="2" draw:end-shape="id6" draw:end-glue-point="5" svg:d="M10199 14000v575h-49v625" svg:viewBox="0 0 50 1201">
          <text:p/>
        </draw:connector>
        <draw:line draw:style-name="gr3" draw:text-style-name="P1" draw:layer="layout" svg:x1="10.2cm" svg:y1="14cm" svg:x2="10.2cm" svg:y2="13.4cm">
          <text:p/>
        </draw:line>
        <draw:custom-shape draw:style-name="gr1" draw:text-style-name="P2" xml:id="id9" draw:id="id9" draw:layer="layout" svg:width="4.103cm" svg:height="1.6cm" svg:x="14.597cm" svg:y="8.8cm">
          <text:p text:style-name="P2"><text:span text:style-name="T1">Get The Last Name and</text:span></text:p>
          <text:p text:style-name="P2"><text:span text:style-name="T1">Assign it to a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1.863cm" svg:y1="9.55cm" svg:x2="14.597cm" svg:y2="9.6cm" draw:start-shape="id4" draw:start-glue-point="6" draw:end-shape="id9" draw:end-glue-point="3" svg:d="M11863 9550h1636v50h1098" svg:viewBox="0 0 2735 51">
          <text:p/>
        </draw:connector>
        <draw:connector draw:style-name="gr7" draw:text-style-name="P1" draw:layer="layout" svg:x1="16.648cm" svg:y1="10.4cm" svg:x2="13.199cm" svg:y2="12.759cm" draw:start-shape="id9" draw:start-glue-point="2" draw:end-shape="id5" draw:end-glue-point="1" svg:d="M16648 10400v2359h-3449" svg:viewBox="0 0 3450 2360">
          <text:p/>
        </draw:connector>
        <draw:custom-shape draw:style-name="gr1" draw:text-style-name="P2" xml:id="id10" draw:id="id10" draw:layer="layout" svg:width="4.103cm" svg:height="1.6cm" svg:x="21.797cm" svg:y="15.2cm">
          <text:p text:style-name="P2"><text:span text:style-name="T1">Find The EmployeeID </text:span></text:p>
          <text:p text:style-name="P2"><text:span text:style-name="T1">that will be </text:span></text:p>
          <text:p text:style-name="P2"><text:span text:style-name="T1">assigned to the new</text:span></text:p>
          <text:p text:style-name="P2"><text:span text:style-name="T1">Employe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9.5cm" svg:y1="15.959cm" svg:x2="21.797cm" svg:y2="16cm" draw:start-shape="id7" draw:start-glue-point="1" draw:end-shape="id10" draw:end-glue-point="3" svg:d="M19500 15959h1148v41h1149" svg:viewBox="0 0 2298 42">
          <text:p/>
        </draw:connector>
        <draw:custom-shape draw:style-name="gr1" draw:text-style-name="P2" xml:id="id11" draw:id="id11" draw:layer="layout" svg:width="4.603cm" svg:height="3.1cm" svg:x="21.5cm" svg:y="10.4cm">
          <text:p text:style-name="P2"><text:span text:style-name="T1">Create a String Using</text:span></text:p>
          <text:p text:style-name="P2"><text:span text:style-name="T1">The variables from the</text:span></text:p>
          <text:p text:style-name="P2"><text:span text:style-name="T1">First Letter of First Name,</text:span></text:p>
          <text:p text:style-name="P2"><text:span text:style-name="T1">Last Name, and </text:span></text:p>
          <text:p text:style-name="P2"><text:span text:style-name="T1">EmployeeID and assign</text:span></text:p>
          <text:p text:style-name="P2"><text:span text:style-name="T1">The string to the variable</text:span></text:p>
          <text:p text:style-name="P2"><text:span text:style-name="T1">“</text:span><text:span text:style-name="T1">User nam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3.848cm" svg:y1="15.2cm" svg:x2="23.801cm" svg:y2="13.5cm" draw:start-shape="id10" draw:start-glue-point="0" draw:end-shape="id11" draw:end-glue-point="2" svg:d="M23848 15200v-850h-47v-850" svg:viewBox="0 0 48 1701">
          <text:p/>
        </draw:connector>
        <draw:g xml:id="id12" draw:id="id12">
          <draw:g>
            <draw:line draw:style-name="gr3" draw:text-style-name="P4" draw:layer="layout" svg:x1="21.143cm" svg:y1="6.9cm" svg:x2="26.799cm" svg:y2="6.9cm">
              <text:p/>
            </draw:line>
            <draw:line draw:style-name="gr3" draw:text-style-name="P4" draw:layer="layout" svg:x1="21.232cm" svg:y1="8.775cm" svg:x2="26.674cm" svg:y2="8.775cm">
              <text:p/>
            </draw:line>
            <draw:path draw:style-name="gr3" draw:text-style-name="P4" draw:layer="layout" svg:width="1.501cm" svg:height="1.202cm" draw:transform="skewX (0.0996583002888762) rotate (2.34589704760558) translate (21.2089208197665cm 8.72883698383012cm)" svg:viewBox="0 0 1502 1203" svg:d="M0 0c1216-3 1502 1203 1502 1203">
              <text:p/>
            </draw:path>
            <draw:path draw:style-name="gr3" draw:text-style-name="P4" draw:layer="layout" svg:width="1.502cm" svg:height="1.21cm" draw:transform="skewX (0.105243353895258) rotate (2.35095850243636) translate (26.7585442656305cm 8.72883357993189cm)" svg:viewBox="0 0 1503 1211" svg:d="M0 0c1216 3 1503 1211 1503 1211">
              <text:p/>
            </draw:path>
          </draw:g>
          <draw:frame draw:style-name="gr8" draw:text-style-name="P4" draw:layer="layout" svg:width="5.831cm" svg:height="2.382cm" svg:x="20.899cm" svg:y="7cm">
            <draw:text-box>
              <text:p text:style-name="P1"><text:span text:style-name="T1">Store User name under the </text:span></text:p>
              <text:p text:style-name="P1"><text:span text:style-name="T1">User name column in the Employee Table within the database.</text:span></text:p>
              <text:p><text:span text:style-name="T3"/></text:p>
            </draw:text-box>
          </draw:frame>
        </draw:g>
        <draw:connector draw:style-name="gr7" draw:text-style-name="P1" draw:layer="layout" svg:x1="23.801cm" svg:y1="10.4cm" svg:x2="23.799cm" svg:y2="9.382cm" draw:start-shape="id11" draw:start-glue-point="0" draw:end-shape="id12" draw:end-glue-point="2" svg:d="M23801 10400v-534h-2v-484" svg:viewBox="0 0 3 1019">
          <text:p/>
        </draw:connector>
        <draw:line draw:style-name="gr7" draw:text-style-name="P1" draw:layer="layout" svg:x1="23.7cm" svg:y1="6.9cm" svg:x2="23.7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36:24.035000000</meta:creation-date>
    <meta:generator>LibreOffice/4.2.6.3$Windows_x86 LibreOffice_project/3fd416d4c6db7d3204c17ce57a1d70f6e531ee21</meta:generator>
    <dc:date>2015-01-10T21:35:53.607000000</dc:date>
    <meta:editing-duration>PT4H14M26S</meta:editing-duration>
    <meta:editing-cycles>5</meta:editing-cycles>
    <meta:document-statistic meta:object-count="54"/>
  </office:meta>
</office:document-meta>
</file>